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9b065ed" style:font-weight-asian="bold" style:font-weight-complex="bold" fo:hyphenate="true" fo:hyphenation-remain-char-count="2" fo:hyphenation-push-char-count="2" loext:hyphenation-no-caps="false"/>
    </style:style>
    <style:style style:name="P13"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4"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5"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6"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89f46f3" style:font-size-asian="14pt" style:font-weight-asian="bold" style:font-size-complex="14pt" style:font-weight-complex="bold" fo:hyphenate="true" fo:hyphenation-remain-char-count="2" fo:hyphenation-push-char-count="2" loext:hyphenation-no-caps="false"/>
    </style:style>
    <style:style style:name="P19"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20"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21"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3"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9b065ed" style:font-weight-asian="normal" style:font-weight-complex="normal" fo:hyphenate="true" fo:hyphenation-remain-char-count="2" fo:hyphenation-push-char-count="2" loext:hyphenation-no-caps="false"/>
    </style:style>
    <style:style style:name="P24"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8a52150" style:font-weight-asian="normal" style:font-weight-complex="normal" fo:hyphenate="true" fo:hyphenation-remain-char-count="2" fo:hyphenation-push-char-count="2" loext:hyphenation-no-caps="false"/>
    </style:style>
    <style:style style:name="P25"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9ad377" officeooo:paragraph-rsid="07442798" fo:background-color="transparent" style:font-size-asian="12pt" style:font-weight-asian="bold" style:font-size-complex="12pt" style:font-weight-complex="bold" fo:hyphenate="true" fo:hyphenation-remain-char-count="2" fo:hyphenation-push-char-count="2" loext:hyphenation-no-caps="false"/>
    </style:style>
    <style:style style:name="P26" style:family="paragraph" style:parent-style-name="Standard" style:list-style-name="L2" style:master-page-name="">
      <loext:graphic-properties draw:fill-gradient-name="Gradient_20_2" draw:fill-hatch-name="hatch"/>
      <style:paragraph-properties fo:margin-top="0in" fo:margin-bottom="0in" style:contextual-spacing="false" fo:line-height="100%" fo:text-align="start" style:justify-single-word="false" fo:hyphenation-ladder-count="no-limit" style:page-number="auto" style:writing-mode="lr-tb"/>
      <style:text-properties style:font-name="Times New Roman" fo:font-size="12pt" fo:language="uk" fo:country="UA" fo:font-weight="bold" officeooo:rsid="089ad377" officeooo:paragraph-rsid="07442798" fo:background-color="transparent" style:font-size-asian="12pt" style:font-weight-asian="bold" style:font-size-complex="12pt" style:font-weight-complex="bold" fo:hyphenate="true" fo:hyphenation-remain-char-count="2" fo:hyphenation-push-char-count="2" loext:hyphenation-no-caps="false"/>
    </style:style>
    <style:style style:name="P27"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9bc8f7c" fo:background-color="#ffff00" style:font-size-asian="12pt" style:font-weight-asian="normal" style:font-size-complex="12pt" style:font-weight-complex="normal" fo:hyphenate="true" fo:hyphenation-remain-char-count="2" fo:hyphenation-push-char-count="2" loext:hyphenation-no-caps="false"/>
    </style:style>
    <style:style style:name="P28"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9dfbfa6" fo:background-color="#ffff00" style:font-size-asian="12pt" style:font-weight-asian="normal" style:font-size-complex="12pt" style:font-weight-complex="normal" fo:hyphenate="true" fo:hyphenation-remain-char-count="2" fo:hyphenation-push-char-count="2" loext:hyphenation-no-caps="false"/>
    </style:style>
    <style:style style:name="P29"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e31e3b" officeooo:paragraph-rsid="09e31e3b" fo:background-color="transparent" style:font-size-asian="12pt" style:font-weight-asian="normal" style:font-size-complex="12pt" style:font-weight-complex="normal" fo:hyphenate="true" fo:hyphenation-remain-char-count="2" fo:hyphenation-push-char-count="2" loext:hyphenation-no-caps="false"/>
    </style:style>
    <style:style style:name="P30"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e40c4c" officeooo:paragraph-rsid="09e40c4c" fo:background-color="transparent" style:font-size-asian="12pt" style:font-weight-asian="normal" style:font-size-complex="12pt" style:font-weight-complex="normal" fo:hyphenate="true" fo:hyphenation-remain-char-count="2" fo:hyphenation-push-char-count="2" loext:hyphenation-no-caps="false"/>
    </style:style>
    <style:style style:name="P31"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e47763" officeooo:paragraph-rsid="09e47763" fo:background-color="transparent" style:font-size-asian="12pt" style:font-weight-asian="normal" style:font-size-complex="12pt" style:font-weight-complex="normal" fo:hyphenate="true" fo:hyphenation-remain-char-count="2" fo:hyphenation-push-char-count="2" loext:hyphenation-no-caps="false"/>
    </style:style>
    <style:style style:name="P32"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9bc8f7c" fo:background-color="transparent" style:font-size-asian="12pt" style:font-weight-asian="normal" style:font-size-complex="12pt" style:font-weight-complex="normal" fo:hyphenate="true" fo:hyphenation-remain-char-count="2" fo:hyphenation-push-char-count="2" loext:hyphenation-no-caps="false"/>
    </style:style>
    <style:style style:name="P33"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a0c90e2" fo:background-color="transparent" style:font-size-asian="12pt" style:font-weight-asian="normal" style:font-size-complex="12pt" style:font-weight-complex="normal" fo:hyphenate="true" fo:hyphenation-remain-char-count="2" fo:hyphenation-push-char-count="2" loext:hyphenation-no-caps="false"/>
    </style:style>
    <style:style style:name="P34"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a21a15c" fo:background-color="transparent" style:font-size-asian="12pt" style:font-weight-asian="normal" style:font-size-complex="12pt" style:font-weight-complex="normal" fo:hyphenate="true" fo:hyphenation-remain-char-count="2" fo:hyphenation-push-char-count="2" loext:hyphenation-no-caps="false"/>
    </style:style>
    <style:style style:name="P35" style:family="paragraph" style:parent-style-name="Standard" style:list-style-name="L2">
      <loext:graphic-properties draw:fill-gradient-name="Gradient_20_3"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a3106a0" fo:background-color="transparent" style:font-size-asian="12pt" style:font-weight-asian="normal" style:font-size-complex="12pt" style:font-weight-complex="normal" fo:hyphenate="true" fo:hyphenation-remain-char-count="2" fo:hyphenation-push-char-count="2" loext:hyphenation-no-caps="false"/>
    </style:style>
    <style:style style:name="P36" style:family="paragraph" style:parent-style-name="Standard" style:list-style-name="L2" style:master-page-name="">
      <loext:graphic-properties draw:fill-gradient-name="Gradient_20_3" draw:fill-hatch-name="hatch"/>
      <style:paragraph-properties fo:margin-top="0in" fo:margin-bottom="0in" style:contextual-spacing="false" fo:line-height="100%" fo:text-align="start" style:justify-single-word="false" fo:hyphenation-ladder-count="no-limit" style:page-number="auto" style:writing-mode="lr-tb"/>
      <style:text-properties style:font-name="Times New Roman" fo:font-size="12pt" fo:language="uk" fo:country="UA" fo:font-weight="normal" officeooo:rsid="09bc8f7c" officeooo:paragraph-rsid="0a3106a0" fo:background-color="transparent" style:font-size-asian="12pt" style:font-weight-asian="normal" style:font-size-complex="12pt" style:font-weight-complex="normal" fo:hyphenate="true" fo:hyphenation-remain-char-count="2" fo:hyphenation-push-char-count="2" loext:hyphenation-no-caps="false"/>
    </style:style>
    <style:style style:name="P37" style:family="paragraph" style:parent-style-name="Standard" style:list-style-name="L4">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bc8f7c" officeooo:paragraph-rsid="0a0c90e2" fo:background-color="transparent" style:font-size-asian="12pt" style:font-weight-asian="normal" style:font-size-complex="12pt" style:font-weight-complex="normal" fo:hyphenate="true" fo:hyphenation-remain-char-count="2" fo:hyphenation-push-char-count="2" loext:hyphenation-no-caps="false"/>
    </style:style>
    <style:style style:name="P38"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f4ec5b" officeooo:paragraph-rsid="09f4ec5b" fo:background-color="transparent" style:font-size-asian="12pt" style:font-weight-asian="normal" style:font-size-complex="12pt" style:font-weight-complex="normal" fo:hyphenate="true" fo:hyphenation-remain-char-count="2" fo:hyphenation-push-char-count="2" loext:hyphenation-no-caps="false"/>
    </style:style>
    <style:style style:name="P39"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f7995a" officeooo:paragraph-rsid="09f7995a" fo:background-color="transparent" style:font-size-asian="12pt" style:font-weight-asian="normal" style:font-size-complex="12pt" style:font-weight-complex="normal" fo:hyphenate="true" fo:hyphenation-remain-char-count="2" fo:hyphenation-push-char-count="2" loext:hyphenation-no-caps="false"/>
    </style:style>
    <style:style style:name="P40"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f93355" officeooo:paragraph-rsid="09f93355" fo:background-color="transparent" style:font-size-asian="12pt" style:font-weight-asian="normal" style:font-size-complex="12pt" style:font-weight-complex="normal" fo:hyphenate="true" fo:hyphenation-remain-char-count="2" fo:hyphenation-push-char-count="2" loext:hyphenation-no-caps="false"/>
    </style:style>
    <style:style style:name="P41"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9ff5651" officeooo:paragraph-rsid="09ff5651" fo:background-color="transparent" style:font-size-asian="12pt" style:font-weight-asian="normal" style:font-size-complex="12pt" style:font-weight-complex="normal" fo:hyphenate="true" fo:hyphenation-remain-char-count="2" fo:hyphenation-push-char-count="2" loext:hyphenation-no-caps="false"/>
    </style:style>
    <style:style style:name="P42"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a1a2881" officeooo:paragraph-rsid="0a1a2881" fo:background-color="transparent" style:font-size-asian="12pt" style:font-weight-asian="normal" style:font-size-complex="12pt" style:font-weight-complex="normal" fo:hyphenate="true" fo:hyphenation-remain-char-count="2" fo:hyphenation-push-char-count="2" loext:hyphenation-no-caps="false"/>
    </style:style>
    <style:style style:name="P43"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a2db74c" officeooo:paragraph-rsid="0a2db74c" fo:background-color="transparent" style:font-size-asian="12pt" style:font-weight-asian="normal" style:font-size-complex="12pt" style:font-weight-complex="normal"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fo:font-size="14pt" fo:language="en" fo:country="US" fo:font-weight="bold" officeooo:rsid="08a7eb2e" officeooo:paragraph-rsid="09b2a37f" fo:background-color="transparent" style:font-size-asian="14pt" style:font-weight-asian="bold" style:font-size-complex="14pt" style:font-weight-complex="bold" fo:hyphenate="true" fo:hyphenation-remain-char-count="2" fo:hyphenation-push-char-count="2" loext:hyphenation-no-caps="false"/>
    </style:style>
    <style:style style:name="P4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fo:font-size="12pt" fo:language="uk" fo:country="UA" fo:font-weight="normal" officeooo:rsid="09b84357" officeooo:paragraph-rsid="09b84357" fo:background-color="transparent" style:font-size-asian="12pt" style:font-weight-asian="normal" style:font-size-complex="12pt" style:font-weight-complex="normal" fo:hyphenate="true" fo:hyphenation-remain-char-count="2" fo:hyphenation-push-char-count="2" loext:hyphenation-no-caps="false"/>
    </style:style>
    <style:style style:name="P4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fo:font-size="12pt" fo:language="uk" fo:country="UA" fo:font-weight="normal" officeooo:rsid="09b84357" officeooo:paragraph-rsid="09d1770b" fo:background-color="transparent" style:font-size-asian="12pt" style:font-weight-asian="normal" style:font-size-complex="12pt" style:font-weight-complex="normal" fo:hyphenate="true" fo:hyphenation-remain-char-count="2" fo:hyphenation-push-char-count="2" loext:hyphenation-no-caps="false"/>
    </style:style>
    <style:style style:name="P47"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fo:font-size="12pt" fo:language="uk" fo:country="UA" fo:font-weight="normal" officeooo:rsid="09b84357" officeooo:paragraph-rsid="09d1770b" fo:background-color="transparent" style:font-size-asian="12pt" style:font-weight-asian="normal" style:font-size-complex="12pt" style:font-weight-complex="normal" fo:hyphenate="true" fo:hyphenation-remain-char-count="2" fo:hyphenation-push-char-count="2" loext:hyphenation-no-caps="false"/>
    </style:style>
    <style:style style:name="P48" style:family="paragraph" style:parent-style-name="Standard" style:list-style-name="L3">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fo:font-size="12pt" fo:language="uk" fo:country="UA" fo:font-weight="normal" officeooo:rsid="09b84357" officeooo:paragraph-rsid="09d1770b" fo:background-color="transparent" style:font-size-asian="12pt" style:font-weight-asian="normal" style:font-size-complex="12pt" style:font-weight-complex="normal" fo:hyphenate="true" fo:hyphenation-remain-char-count="2" fo:hyphenation-push-char-count="2" loext:hyphenation-no-caps="false"/>
    </style:style>
    <style:style style:name="P49" style:family="paragraph" style:parent-style-name="Standard" style:list-style-name="L5">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paragraph-rsid="0a21cd13" fo:hyphenate="true" fo:hyphenation-remain-char-count="2" fo:hyphenation-push-char-count="2" loext:hyphenation-no-caps="false"/>
    </style:style>
    <style:style style:name="P50" style:family="paragraph" style:parent-style-name="Standard" style:list-style-name="L5">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paragraph-rsid="0a238423" fo:hyphenate="true" fo:hyphenation-remain-char-count="2" fo:hyphenation-push-char-count="2" loext:hyphenation-no-caps="false"/>
    </style:style>
    <style:style style:name="P51" style:family="paragraph" style:parent-style-name="Standard" style:list-style-name="L5">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paragraph-rsid="0a26a250" fo:hyphenate="true" fo:hyphenation-remain-char-count="2" fo:hyphenation-push-char-count="2" loext:hyphenation-no-caps="false"/>
    </style:style>
    <style:style style:name="P52" style:family="paragraph" style:parent-style-name="Standard" style:list-style-name="L2">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paragraph-rsid="0a2a6117" fo:hyphenate="true" fo:hyphenation-remain-char-count="2" fo:hyphenation-push-char-count="2" loext:hyphenation-no-caps="false"/>
    </style:style>
    <style:style style:name="P53" style:family="paragraph" style:parent-style-name="Standard" style:list-style-name="L6">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paragraph-rsid="0a2da126" fo:hyphenate="true" fo:hyphenation-remain-char-count="2" fo:hyphenation-push-char-count="2" loext:hyphenation-no-caps="false"/>
    </style:style>
    <style:style style:name="P54" style:family="paragraph" style:parent-style-name="Standard" style:list-style-name="L6">
      <loext:graphic-properties draw:fill-gradient-name="Gradient_20_2" draw:fill-hatch-name="hatch"/>
      <style:paragraph-properties fo:margin-top="0in" fo:margin-bottom="0in" style:contextual-spacing="false" fo:line-height="100%" fo:text-align="start" style:justify-single-word="false" fo:hyphenation-ladder-count="no-limit" style:writing-mode="lr-tb"/>
      <style:text-properties fo:language="uk" fo:country="UA" officeooo:rsid="0a2da126" officeooo:paragraph-rsid="0a2da126"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font-weight="bold" style:font-name-asian="Times New Roman1" style:font-weight-asian="bold" style:font-size-complex="14pt"/>
    </style:style>
    <style:style style:name="T8" style:family="text">
      <style:text-properties fo:font-weight="bold" officeooo:rsid="08a14c80" style:font-name-asian="Times New Roman1" style:font-weight-asian="bold" style:font-size-complex="14pt"/>
    </style:style>
    <style:style style:name="T9" style:family="text">
      <style:text-properties fo:font-weight="bold" officeooo:rsid="09ab2ba7" style:font-name-asian="Times New Roman1" style:font-weight-asian="bold" style:font-size-complex="14pt"/>
    </style:style>
    <style:style style:name="T10" style:family="text">
      <style:text-properties fo:text-transform="uppercase" fo:language="uk" fo:country="UA" fo:font-weight="bold" style:font-name-asian="Times New Roman1" style:font-weight-asian="bold" style:font-size-complex="14pt"/>
    </style:style>
    <style:style style:name="T11" style:family="text">
      <style:text-properties officeooo:rsid="0012bbd1"/>
    </style:style>
    <style:style style:name="T12"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3" style:family="text">
      <style:text-properties fo:font-weight="normal" style:font-weight-asian="normal" style:font-weight-complex="normal"/>
    </style:style>
    <style:style style:name="T14" style:family="text">
      <style:text-properties fo:language="en" fo:country="US" officeooo:rsid="08a7eb2e"/>
    </style:style>
    <style:style style:name="T15" style:family="text">
      <style:text-properties officeooo:rsid="09bd36eb" fo:background-color="transparent" loext:char-shading-value="0"/>
    </style:style>
    <style:style style:name="T16" style:family="text">
      <style:text-properties officeooo:rsid="09bed6c3" fo:background-color="transparent" loext:char-shading-value="0"/>
    </style:style>
    <style:style style:name="T17" style:family="text">
      <style:text-properties fo:background-color="transparent" loext:char-shading-value="0"/>
    </style:style>
    <style:style style:name="T18" style:family="text">
      <style:text-properties officeooo:rsid="09e1ada9" fo:background-color="transparent" loext:char-shading-value="0"/>
    </style:style>
    <style:style style:name="T19" style:family="text"/>
    <style:style style:name="T20" style:family="text">
      <style:text-properties officeooo:rsid="09da6367"/>
    </style:style>
    <style:style style:name="T21" style:family="text">
      <style:text-properties officeooo:rsid="09ddf0a1"/>
    </style:style>
    <style:style style:name="T22" style:family="text">
      <style:text-properties officeooo:rsid="09dee763"/>
    </style:style>
    <style:style style:name="T23" style:family="text">
      <style:text-properties officeooo:rsid="09df1566"/>
    </style:style>
    <style:style style:name="T24" style:family="text">
      <style:text-properties officeooo:rsid="09e548a0"/>
    </style:style>
    <style:style style:name="T25" style:family="text">
      <style:text-properties officeooo:rsid="09e6c5c0"/>
    </style:style>
    <style:style style:name="T26" style:family="text">
      <style:text-properties officeooo:rsid="09e7ccb7"/>
    </style:style>
    <style:style style:name="T27" style:family="text">
      <style:text-properties officeooo:rsid="09e815a8"/>
    </style:style>
    <style:style style:name="T28" style:family="text">
      <style:text-properties officeooo:rsid="09e9bf3b"/>
    </style:style>
    <style:style style:name="T29" style:family="text">
      <style:text-properties officeooo:rsid="09f5aba6"/>
    </style:style>
    <style:style style:name="T30" style:family="text">
      <style:text-properties officeooo:rsid="09f6104f"/>
    </style:style>
    <style:style style:name="T31" style:family="text">
      <style:text-properties officeooo:rsid="09f93355"/>
    </style:style>
    <style:style style:name="T32" style:family="text">
      <style:text-properties style:font-name="Times New Roman" fo:font-size="12pt" fo:language="uk" fo:country="UA" fo:font-weight="normal" officeooo:rsid="09bc8f7c" fo:background-color="transparent" loext:char-shading-value="0" style:font-size-asian="12pt" style:font-weight-asian="normal" style:font-size-complex="12pt" style:font-weight-complex="normal"/>
    </style:style>
    <style:style style:name="T33" style:family="text">
      <style:text-properties style:font-name="Times New Roman" fo:font-size="12pt" fo:language="uk" fo:country="UA" fo:font-weight="normal" officeooo:rsid="0a21a15c" fo:background-color="transparent" loext:char-shading-value="0" style:font-size-asian="12pt" style:font-weight-asian="normal" style:font-size-complex="12pt" style:font-weight-complex="normal"/>
    </style:style>
    <style:style style:name="T34" style:family="text">
      <style:text-properties style:font-name="Times New Roman" fo:font-size="12pt" fo:language="uk" fo:country="UA" fo:font-weight="normal" officeooo:rsid="0a268442" fo:background-color="transparent" loext:char-shading-value="0" style:font-size-asian="12pt" style:font-weight-asian="normal" style:font-size-complex="12pt" style:font-weight-complex="normal"/>
    </style:style>
    <style:style style:name="T35" style:family="text">
      <style:text-properties style:font-name="Times New Roman" fo:font-size="12pt" fo:language="uk" fo:country="UA" fo:font-weight="normal" officeooo:rsid="0a2783be" fo:background-color="transparent" loext:char-shading-value="0" style:font-size-asian="12pt" style:font-weight-asian="normal" style:font-size-complex="12pt" style:font-weight-complex="normal"/>
    </style:style>
    <style:style style:name="T36" style:family="text">
      <style:text-properties style:font-name="Times New Roman" fo:font-size="12pt" fo:language="uk" fo:country="UA" fo:font-weight="normal" fo:background-color="transparent" loext:char-shading-value="0" style:font-size-asian="12pt" style:font-weight-asian="normal" style:font-size-complex="12pt" style:font-weight-complex="normal"/>
    </style:style>
    <style:style style:name="T37" style:family="text">
      <style:text-properties style:font-name="Times New Roman" fo:font-size="12pt" fo:language="uk" fo:country="UA" fo:font-weight="normal" officeooo:rsid="0a2da126" fo:background-color="transparent" loext:char-shading-value="0" style:font-size-asian="12pt" style:font-weight-asian="normal" style:font-size-complex="12pt" style:font-weight-complex="normal"/>
    </style:style>
    <style:style style:name="T38" style:family="text">
      <style:text-properties style:font-name="Times New Roman" fo:font-size="12pt" fo:font-weight="normal" officeooo:rsid="09bc8f7c" fo:background-color="transparent" loext:char-shading-value="0" style:font-size-asian="12pt" style:font-weight-asian="normal" style:font-size-complex="12pt" style:font-weight-complex="normal"/>
    </style:style>
    <style:style style:name="T39" style:family="text">
      <style:text-properties style:font-name="Times New Roman" fo:font-size="12pt" fo:font-weight="normal" officeooo:rsid="0a21a15c" fo:background-color="transparent" loext:char-shading-value="0" style:font-size-asian="12pt" style:font-weight-asian="normal" style:font-size-complex="12pt" style:font-weight-complex="normal"/>
    </style:style>
    <style:style style:name="T40" style:family="text">
      <style:text-properties style:font-name="Times New Roman" fo:font-size="12pt" fo:font-weight="normal" officeooo:rsid="0a268442" fo:background-color="transparent" loext:char-shading-value="0" style:font-size-asian="12pt" style:font-weight-asian="normal" style:font-size-complex="12pt" style:font-weight-complex="normal"/>
    </style:style>
    <style:style style:name="T41" style:family="text">
      <style:text-properties style:font-name="Times New Roman" fo:font-size="12pt" fo:font-weight="normal" fo:background-color="transparent" loext:char-shading-value="0" style:font-size-asian="12pt" style:font-weight-asian="normal" style:font-size-complex="12pt" style:font-weight-complex="normal"/>
    </style:style>
    <style:style style:name="T42" style:family="text">
      <style:text-properties style:font-name="Times New Roman" fo:font-size="12pt" fo:font-weight="normal" officeooo:rsid="0a2da126" fo:background-color="transparent" loext:char-shading-value="0" style:font-size-asian="12pt" style:font-weight-asian="normal" style:font-size-complex="12pt" style:font-weight-complex="normal"/>
    </style:style>
    <style:style style:name="T43" style:family="text">
      <style:text-properties style:font-name="Times New Roman" fo:font-size="12pt" fo:font-weight="normal" officeooo:rsid="0a36370f" fo:background-color="transparent" loext:char-shading-value="0" style:font-size-asian="12pt" style:font-weight-asian="normal" style:font-size-complex="12pt" style:font-weight-complex="normal"/>
    </style:style>
    <style:style style:name="T44" style:family="text">
      <style:text-properties officeooo:rsid="08a7eb2e"/>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25in" draw:visible-area-height="1.9925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МІНІСТЕРСТВО ОСВІТИ І НАУКИ УКРАЇНИ</text:p>
      <text:p text:style-name="P8"><draw:frame draw:style-name="fr1"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7">Лабораторна робота №</text:span><text:span text:style-name="T8">1</text:span><text:span text:style-name="T9">3</text:span></text:p>
      <text:p text:style-name="P16"><text:span text:style-name="T7"><text:line-break/></text:span><text:span text:style-name="T3">з дисципліни «Організація комп’ютерних мереж</text:span><text:span text:style-name="T10">»</text:span></text:p>
      <text:p text:style-name="P20"/>
      <text:p text:style-name="P19"><text:span text:style-name="T4">на тему: </text:span><text:span text:style-name="T6">«Мости та маршрутизатори як засоби розширення мережі передачі даних»</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1">в</text:span>: </text:p>
      <text:p text:style-name="P13">Івченко Ю.М.</text:p>
      <text:p text:style-name="P14"/>
      <text:p text:style-name="P14"><text:tab/></text:p>
      <text:p text:style-name="P15"/>
      <text:p text:style-name="P15"/>
      <text:p text:style-name="P15"/>
      <text:p text:style-name="P15"/>
      <text:p text:style-name="P15"/>
      <text:p text:style-name="P15"/>
      <text:p text:style-name="P15"/>
      <text:p text:style-name="P15"/>
      <text:p text:style-name="P1"><text:span text:style-name="T1">Дніпро, 202</text:span><text:span text:style-name="T2">2</text:span></text:p>
      <text:p text:style-name="P2"><text:span text:style-name="T5">Тема. </text:span><text:span text:style-name="T12">Мости та маршрутизатори як засоби розширення мережі передачі даних.</text:span></text:p>
      <text:p text:style-name="P11">Мета. <text:span text:style-name="T13">Отримати практичні навички налагодження DSL-модему в режимі моста</text:span></text:p>
      <text:p text:style-name="P22">та маршрутизатора.</text:p>
      <text:p text:style-name="P12">Порядок виконання роботи.</text:p>
      <text:list xml:id="list1706515202" text:style-name="L1">
        <text:list-item>
          <text:p text:style-name="P23">Ознайомитися з основними можливостями DSL-модему.</text:p>
        </text:list-item>
        <text:list-item>
          <text:p text:style-name="P24">Виконати налагодження DSL-модему в режимі моста.</text:p>
        </text:list-item>
        <text:list-item>
          <text:p text:style-name="P24">Виконати налагодження DSL-модему в режимі маршрутизатора.</text:p>
        </text:list-item>
      </text:list>
      <text:p text:style-name="P17"><text:s/></text:p>
      <text:p text:style-name="P44">Основні можливості DSL-модему</text:p>
      <text:p text:style-name="P45">DSL, Digital Subscriber Line — технологія, що забезпечує широку смугу пропускання по простих мідних телефонних дротах. Може бути використана в невеликих і домашніх офісах.</text:p>
      <text:p text:style-name="P46"><text:span text:style-name="T44">DSL-модем </text:span>— пристрій, який використовується для підключення комп’ютера або маршрутизатора до телефонної лінії, яка надає послугу DSL для підключення до Інтернету, яку часто називають широкосмуговим DSL. Модем підключається до одного комп’ютера або маршрутизатора через порт Ethernet, порт USB або встановлюється в слот PCI комп’ютера.</text:p>
      <text:p text:style-name="P46">Більш поширений DSL-маршрутизатор — окремий пристрій, який поєднує в собі функції DSL-модему та маршрутизатора та може підключати декілька комп’ютерів через декілька портів Ethernet або вбудовану бездротову точку доступу.</text:p>
      <text:p text:style-name="P46">Окрім підключення до послуги DSL, багато модемів пропонують додаткові інтегровані функції, утворюючи житловий шлюз:</text:p>
      <text:list xml:id="list1167742134" text:style-name="L3">
        <text:list-item>
          <text:p text:style-name="P47">Функціональність маршрутизатора, що включає трансляцію мережевих адрес (NAT) для спільного використання однієї адреси IPv4.</text:p>
        </text:list-item>
        <text:list-item>
          <text:p text:style-name="P47">Точка бездротового доступу 802.11n або 802.11ac <text:span text:style-name="T20">(Wi-Fi)</text:span></text:p>
        </text:list-item>
        <text:list-item>
          <text:p text:style-name="P47">Вбудований комутатор (зазвичай 4 порти)</text:p>
        </text:list-item>
        <text:list-item>
          <text:p text:style-name="P47"><text:span text:style-name="T22">VPN </text:span><text:span text:style-name="T23">тунелювання</text:span></text:p>
        </text:list-item>
        <text:list-item>
          <text:p text:style-name="P47">Сервер DHCP.</text:p>
        </text:list-item>
        <text:list-item>
          <text:p text:style-name="P47">Кешування DNS, ретрансляційний або проксі-кеш DNS, який запитує сервери DNS в Інтернеті</text:p>
        </text:list-item>
        <text:list-item>
          <text:p text:style-name="P48"><text:span text:style-name="T19">Функціональність </text:span><text:span text:style-name="T21">VoIP</text:span><text:span text:style-name="T19">, включаючи якість обслуговування (пріоритетний контроль для потоків даних між користувачами)</text:span></text:p>
        </text:list-item>
      </text:list>
      <text:p text:style-name="P18">Контрольні питання</text:p>
      <text:list xml:id="list3727004230" text:style-name="L2">
        <text:list-item>
          <text:p text:style-name="P26">Які інтерфейси має модем Dynamix UM-S, їх призначення?</text:p>
          <text:p text:style-name="P30">CONSOLE — <text:span text:style-name="T25">RS232 female, </text:span><text:span text:style-name="T26">підключається до комп'ютера для налаштування модему</text:span></text:p>
          <text:p text:style-name="P30">LAN — <text:span text:style-name="T27">RJ45 </text:span><text:span text:style-name="T28">для підключення до ЛОМ</text:span></text:p>
          <text:p text:style-name="P30">LINE — <text:span text:style-name="T27">RJ11 для SHDSL</text:span></text:p>
          <text:p text:style-name="P30">RST — <text:span text:style-name="T24">встановлює заводські налаштування</text:span></text:p>
          <text:p text:style-name="P31">DC-IN — <text:span text:style-name="T28">живлення</text:span></text:p>
        </text:list-item>
        <text:list-item>
          <text:p text:style-name="P25">Призначення режиму міст.</text:p>
          <text:p text:style-name="P32">Мости дозволяють об'єднати в одну логічну мережу дві і більше локальні мережі (LAN). Мости діють аналогічно комутаторам (switches).</text:p>
        </text:list-item>
        <text:list-item>
          <text:p text:style-name="P25">Призначення режиму маршрутизатор.</text:p>
          <text:p text:style-name="P32">З'єднує між собою дві мережі на мережевому рівні (рівень 3) моделі OSI. Функціонує аналогічно мосту, але здатний вибирати маршрути передачі даних по мережі.</text:p>
        </text:list-item>
        <text:list-item>
          <text:p text:style-name="P25">Який інтерфейс призначений для налаштування пристрою і яке ПЗ необхідно?</text:p>
          <text:p text:style-name="P38">Для налаштування Dynamix UM-S <text:span text:style-name="T29">призначений порт CONSOLE, </text:span><text:span text:style-name="T30">для налаштування використовується HyperTerminal.</text:span></text:p>
        </text:list-item>
        <text:list-item>
          <text:p text:style-name="P25">Які необхідно виконати для забезпечення передачі даних з використанням</text:p>
          <text:p text:style-name="P25">модемів Dynamix UM-S?</text:p>
          <text:p text:style-name="P39">Підключити пристрій до комп'ютера через порт CONSOLE <text:span text:style-name="T31">для налаштування.</text:span></text:p>
          <text:p text:style-name="P40">Модеми підключити через роз’єм LAN до існуючих ПЕОМ. З’єднати модеми телефонним кабелем через роз’єм LINE (Використовуючи середні контакти).</text:p>
        </text:list-item>
        <text:list-item>
          <text:p text:style-name="P25">Максимальна швидкість і дальність передачі даних модемів Dynamix UM-S?</text:p>
          <text:p text:style-name="P28"><text:span text:style-name="T17">Максимальна швидкість </text:span><text:span text:style-name="T18">через одну мідну пару</text:span><text:span text:style-name="T17"> - 2.304Mbps</text:span></text:p>
          <text:p text:style-name="P29"><text:span text:style-name="T19">Максимальна дальність передачі — 7км</text:span></text:p>
        </text:list-item>
        <text:list-item>
          <text:p text:style-name="P25">Який тип лінії зв’язку використовується для передачі даних за допомогою модемів</text:p>
          <text:p text:style-name="P25">Dynamix UM-S?</text:p>
          <text:p text:style-name="P27"><text:span text:style-name="T15">Одна або дві мідні пари </text:span><text:span text:style-name="T16">(телефонна лінія)</text:span></text:p>
        </text:list-item>
        <text:list-item>
          <text:p text:style-name="P25">Як визначити в якому режимі (міст/маршрутизатор) налаштований модем?</text:p>
          <text:p text:style-name="P41">HyperTerminal -&gt; Setup -&gt; Wan -&gt; 1 -&gt; mode</text:p>
        </text:list-item>
        <text:list-item>
          <text:p text:style-name="P25">Як створюється таблиця маршрутизації мосту?</text:p>
          <text:p text:style-name="P33">Мости будують таблиці маршрутизації на основі адрес комп'ютерів, що передавали дані в мережу. Приймаючи пакет, міст шукає адресу джерела в таблиці маршрутизації.</text:p>
        </text:list-item>
      </text:list>
      <text:list xml:id="list1582913468" text:style-name="L4">
        <text:list-header>
          <text:p text:style-name="P37">Якщо адреса джерела не знайдена, вона додається до таблиці. Потім міст порівнює адреси призначення з базою даних таблиці маршрутизації.</text:p>
        </text:list-header>
      </text:list>
      <text:list xml:id="list174332099247155" text:continue-list="list3727004230" text:style-name="L2">
        <text:list-item>
          <text:p text:style-name="P25">Для чого служить алгоритм STA (Spanning Tree Algorithm), розроблений IEEE</text:p>
          <text:p text:style-name="P25">802.1?</text:p>
          <text:p text:style-name="P42">Видаляє цикли та знаходить найкоротший маршрут між двома точками</text:p>
        </text:list-item>
        <text:list-item>
          <text:p text:style-name="P25">Описати алгоритми маршрутизації OSPF, RIP.</text:p>
          <text:p text:style-name="P34">OSPF (Open Shortest Path First) — алгоритм маршрутизації на основі стану каналу.</text:p>
        </text:list-item>
      </text:list>
      <text:list xml:id="list530961171" text:style-name="L5">
        <text:list-item>
          <text:list>
            <text:list-item>
              <text:p text:style-name="P49"><text:span text:style-name="T38">керу</text:span><text:span text:style-name="T39">є</text:span><text:span text:style-name="T38"> процесом маршрутизації і дозволя</text:span><text:span text:style-name="T39">є</text:span><text:span text:style-name="T38"> маршрутизаторам швидко реагувати на зміни в мережі</text:span></text:p>
            </text:list-item>
            <text:list-item>
              <text:p text:style-name="P50"><text:span text:style-name="T38">використовує алгоритм Dijkstra для обчислення маршрутів з урахуванням кількості транзитів, швидкості лінії, трафіку і вартості</text:span></text:p>
            </text:list-item>
            <text:list-item>
              <text:p text:style-name="P51"><text:span text:style-name="T40">ефективніший і </text:span><text:span text:style-name="T38">створю</text:span><text:span text:style-name="T40">є</text:span><text:span text:style-name="T38"> менший трафік у порівнянні з дистанційно-векторними алгоритмами.</text:span></text:p>
            </text:list-item>
          </text:list>
        </text:list-item>
      </text:list>
      <text:list xml:id="list174332636849100" text:continue-list="list174332099247155" text:style-name="L2">
        <text:list-header>
          <text:p text:style-name="P52"><text:span text:style-name="T38">RIP (Routing Information Protocol) — дистанційно-векторні алгоритми маршрутизації. </text:span></text:p>
        </text:list-header>
      </text:list>
      <text:list xml:id="list1590087825" text:style-name="L6">
        <text:list-item>
          <text:list>
            <text:list-item>
              <text:p text:style-name="P54"><text:span text:style-name="T38">В</text:span><text:span text:style-name="T41">икористовується в невеликих мережах</text:span></text:p>
            </text:list-item>
            <text:list-item>
              <text:p text:style-name="P53"><text:span text:style-name="T42">маршрутизатори оновлюють маршрути отримуючі інформацію від сусідні</text:span><text:span text:style-name="T43">х</text:span><text:span text:style-name="T42"> маршрутизаторів</text:span></text:p>
            </text:list-item>
          </text:list>
        </text:list-item>
      </text:list>
      <text:list xml:id="list174332663055217" text:continue-list="list174332636849100" text:style-name="L2">
        <text:list-item>
          <text:p text:style-name="P25"><text:soft-page-break/>Чи підтримують протоколи TCP, IP, IPX - OSPF, RIP?</text:p>
          <text:p text:style-name="P43">OSPF — TCP/IP</text:p>
          <text:p text:style-name="P43">RIP — TCP/IP, IPX</text:p>
        </text:list-item>
        <text:list-item>
          <text:p text:style-name="P25">Порівняти статичні та динамічні маршрутизатори.</text:p>
          <text:p text:style-name="P36">Статичні маршрутизатори вимагають, щоб адміністратор вручну створив і сконфігурував таблицю маршрутизації, а також вказав кожен маршрут.</text:p>
          <text:p text:style-name="P35">Динамічні маршрутизатори автоматично визначають маршрути і тому вимагають мінімального налаштування і конфігурування. Вони складніше статичних тому, що аналізують інформацію від інших маршрутизаторів і для кожного пакета приймають окреме рішення про маршрут передачі через мережу.</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Стиль1" style:family="paragraph" style:parent-style-name="М_5f_осн_5f_текст" style:default-outline-level="">
      <style:paragraph-properties fo:margin-left="0in" fo:margin-right="0in" fo:text-indent="0.3937in" style:auto-text-indent="false"/>
      <style:text-properties fo:language="uk" fo:country="UA"/>
    </style:style>
    <style:style style:name="Стиль3" style:family="paragraph" style:parent-style-name="Стиль1" style:default-outline-level="">
      <style:paragraph-properties fo:margin-left="0in" fo:margin-right="0in" fo:text-indent="0.1972in" style:auto-text-indent="false"/>
      <style:text-properties fo:font-size="12pt" style:font-size-asian="12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style-name="Regular"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style-name="Regular" style:font-pitch="variable" style:font-charset="x-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21T17:43:31.268399659</dc:date>
    <meta:editing-duration>P1DT5H54S</meta:editing-duration>
    <meta:editing-cycles>2430</meta:editing-cycles>
    <meta:generator>LibreOffice/7.2.6.2$Linux_X86_64 LibreOffice_project/20$Build-2</meta:generator>
    <meta:document-statistic meta:table-count="0" meta:image-count="0" meta:object-count="1" meta:page-count="4" meta:paragraph-count="79" meta:word-count="682" meta:character-count="5150" meta:non-whitespace-character-count="4554"/>
  </office:meta>
</office:document-meta>
</file>